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1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337cm" svg:height="6.269cm" svg:x="3.864cm" svg:y="0.106cm">
            <draw:object draw:notify-on-update-of-ranges="Sheet1.A1:Sheet1.A1 Sheet1.A2:Sheet1.A8 Sheet1.B1:Sheet1.B1 Sheet1.B2:Sheet1.B8 Sheet1.A1:Sheet1.A1 Sheet1.A2:Sheet1.A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[.B$10] * [.A2] + [.B$11]" office:value-type="float" office:value="-5.86494252873563" calcext:value-type="float">
            <text:p>-5,8649425287356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[.B$10] * [.A3] + [.B$11]" office:value-type="float" office:value="-4.42385057471264" calcext:value-type="float">
            <text:p>-4,42385057471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$10] * [.A4] + [.B$11]" office:value-type="float" office:value="-0.100574712643677" calcext:value-type="float">
            <text:p>-0,1005747126436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$10] * [.A5] + [.B$11]" office:value-type="float" office:value="4.22270114942529" calcext:value-type="float">
            <text:p>4,22270114942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$10] * [.A6] + [.B$11]" office:value-type="float" office:value="9.98706896551724" calcext:value-type="float">
            <text:p>9,987068965517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$10] * [.A7] + [.B$11]" office:value-type="float" office:value="11.4281609195402" calcext:value-type="float">
            <text:p>11,42816091954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B$10] * [.A8] + [.B$11]" office:value-type="float" office:value="15.7514367816092" calcext:value-type="float">
            <text:p>15,7514367816092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formula="of:=[.B$10] * [.A9] + [.B$11]" office:value-type="float" office:value="7.10488505747126" calcext:value-type="float">
            <text:p>7,10488505747126</text:p>
          </table:table-cell>
        </table:table-row>
        <table:table-row table:style-name="ro1">
          <table:table-cell table:style-name="Default" office:value-type="string" calcext:value-type="string">
            <text:p>A =</text:p>
          </table:table-cell>
          <table:table-cell table:style-name="Default" table:formula="of:=SLOPE([.B$2:.B$8];[.A$2:.A$8])" office:value-type="float" office:value="1.44109195402299" calcext:value-type="float">
            <text:p>1,44109195402299</text:p>
          </table:table-cell>
          <table:table-cell/>
        </table:table-row>
        <table:table-row table:style-name="ro1">
          <table:table-cell table:style-name="Default" office:value-type="string" calcext:value-type="string">
            <text:p>B =</text:p>
          </table:table-cell>
          <table:table-cell table:style-name="Default" table:formula="of:=INTERCEPT([.B$2:.B$8];[.A$2:.A$8])" office:value-type="float" office:value="-2.98275862068965" calcext:value-type="float">
            <text:p>-2,98275862068965</text:p>
          </table:table-cell>
          <table:table-cell/>
        </table:table-row>
        <table:table-row table:style-name="ro1">
          <table:table-cell table:style-name="Default" office:value-type="string" calcext:value-type="string">
            <text:p>R =</text:p>
          </table:table-cell>
          <table:table-cell table:style-name="Default" table:formula="of:=PEARSON([.B$2:.B$8];[.C$2:.C$8])" office:value-type="float" office:value="0.980330230226487" calcext:value-type="float">
            <text:p>0,9803302302264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9:41:25.321071204</meta:creation-date>
    <dc:date>2025-10-17T20:12:29.542905663</dc:date>
    <meta:editing-duration>PT7M53S</meta:editing-duration>
    <meta:editing-cycles>2</meta:editing-cycles>
    <meta:generator>LibreOffice/24.2.7.2$Linux_X86_64 LibreOffice_project/420$Build-2</meta:generator>
    <meta:document-statistic meta:table-count="1" meta:cell-count="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38cm" svg:height="6.27cm" xlink:href=".." xlink:type="simple" chart:class="chart:scatter" chart:style-name="ch1">
        <chart:title svg:x="3.892cm" svg:y="0.261cm" chart:style-name="ch2">
          <text:p>Regressão linear</text:p>
        </chart:title>
        <chart:legend chart:legend-position="end" svg:x="9.65cm" svg:y="2.587cm" style:legend-expansion="high" chart:style-name="ch3"/>
        <chart:plot-area chart:style-name="ch4" table:cell-range-address="Sheet1.A1:Sheet1.C8" chart:data-source-has-labels="row" svg:x="0.226cm" svg:y="1.165cm" svg:width="9.198cm" svg:height="4.98cm">
          <chart:coordinate-region svg:x="0.372cm" svg:y="1.364cm" svg:width="8.865cm" svg:height="4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9" chart:values-cell-range-address="Sheet1.C2:Sheet1.C8" chart:label-cell-address="Sheet1.C1:Sheet1.C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  <table:table-cell office:value-type="string">
                <text:p>y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1.A2:Sheet1.A8</svg:desc>
                </draw:g>
              </table:table-cell>
              <table:table-cell office:value-type="float" office:value="-5">
                <text:p>-5</text:p>
                <draw:g>
                  <svg:desc>Sheet1.B2:Sheet1.B8</svg:desc>
                </draw:g>
              </table:table-cell>
              <table:table-cell office:value-type="float" office:value="-5.86494252873563">
                <text:p>-5.86494252873563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4.42385057471264">
                <text:p>-4.4238505747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100574712643677">
                <text:p>-0.100574712643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.22270114942529">
                <text:p>4.22270114942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98706896551724">
                <text:p>9.98706896551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.4281609195402">
                <text:p>11.4281609195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5.7514367816092">
                <text:p>15.7514367816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